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1.905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paragraph-properties fo:text-align="start"/>
      <style:text-properties fo:font-size="12pt" style:font-size-asian="12pt" style:font-size-complex="12pt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0.635cm" svg:x="3.54cm" svg:y="2.905cm">
          <text:p text:style-name="P1"><text:span text:style-name="T1">Repository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0.635cm" svg:x="3.54cm" svg:y="3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0.635cm" svg:x="3.54cm" svg:y="4.1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0.635cm" svg:x="13.7cm" svg:y="2.905cm">
          <text:p text:style-name="P1"><text:span text:style-name="T1">RepositoryListen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1.27cm" svg:x="13.7cm" svg:y="3.5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7.982cm" svg:height="0.725cm" svg:x="2.208cm" svg:y="1.97cm">
          <draw:text-box>
            <text:p text:style-name="P2">&lt;&lt; each project holds one repository &gt;&gt;</text:p>
          </draw:text-box>
        </draw:frame>
        <draw:line draw:style-name="gr3" draw:text-style-name="P1" draw:layer="layout" svg:x1="8.62cm" svg:y1="3.54cm" svg:x2="13.7cm" svg:y2="3.54cm">
          <text:p/>
        </draw:line>
        <draw:custom-shape draw:style-name="gr4" draw:text-style-name="P1" draw:layer="layout" svg:width="0.635cm" svg:height="0.635cm" svg:x="8.62cm" svg:y="3.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" draw:text-style-name="P3" draw:layer="layout" svg:width="0.722cm" svg:height="0.878cm" svg:x="12.978cm" svg:y="2.905cm">
          <draw:text-box>
            <text:p text:style-name="P2"><text:span text:style-name="T2">*</text:span></text:p>
          </draw:text-box>
        </draw:frame>
        <draw:custom-shape draw:style-name="gr1" draw:text-style-name="P1" draw:layer="layout" svg:width="5.08cm" svg:height="0.635cm" svg:x="3.54cm" svg:y="7.35cm">
          <text:p text:style-name="P1"><text:span text:style-name="T1">ComponentDescrip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5.08cm" svg:height="3.175cm" svg:x="3.54cm" svg:y="7.9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35cm" svg:height="0.635cm" svg:x="5.445cm" svg:y="4.8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5.764cm" svg:y1="5.445cm" svg:x2="5.764cm" svg:y2="7.35cm">
          <text:p/>
        </draw:line>
        <draw:frame draw:style-name="gr2" draw:text-style-name="P3" draw:layer="layout" svg:width="0.722cm" svg:height="0.878cm" svg:x="5.764cm" svg:y="6.704cm">
          <draw:text-box>
            <text:p text:style-name="P2"><text:span text:style-name="T2">*</text:span></text:p>
          </draw:text-box>
        </draw:frame>
        <draw:frame draw:style-name="gr5" draw:text-style-name="P5" draw:layer="layout" svg:width="5.08cm" svg:height="3.009cm" svg:x="3.54cm" svg:y="7.985cm">
          <draw:text-box>
            <text:p text:style-name="P5"><text:span text:style-name="T3">+ createComponentInstance</text:span></text:p>
            <text:p text:style-name="P5"><text:span text:style-name="T3">+ createProvidesPort</text:span></text:p>
            <text:p text:style-name="P5"><text:span text:style-name="T3">+ createUsesPort</text:span></text:p>
            <text:p text:style-name="P5"><text:span text:style-name="T3"/></text:p>
            <text:p text:style-name="P5"><text:span text:style-name="T3">+ getName</text:span></text:p>
            <text:p text:style-name="P5"><text:span text:style-name="T3">+ getDescription</text:span></text:p>
            <text:p text:style-name="P5"><text:span text:style-name="T3">+ get...</text:span></text:p>
          </draw:text-box>
        </draw:frame>
        <draw:custom-shape draw:style-name="gr1" draw:text-style-name="P6" draw:layer="layout" svg:width="6.35cm" svg:height="0.635cm" svg:x="2.27cm" svg:y="13.7cm">
          <text:p text:style-name="P6"><text:span text:style-name="T3">JavaComponentFromXMLFil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0.635cm" svg:x="2.27cm" svg:y="14.3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0.635cm" svg:x="2.27cm" svg:y="14.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1.083cm" svg:x="9.255cm" svg:y="13.252cm">
          <text:p text:style-name="P1"><text:span text:style-name="T4">&lt;&lt;developed in workbench&gt;&gt;</text:span></text:p>
          <text:p text:style-name="P1"><text:span text:style-name="T3">JavaDeveloperComponen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0.635cm" svg:x="9.255cm" svg:y="14.3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0.635cm" svg:x="9.255cm" svg:y="14.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6.35cm" svg:height="0.635cm" svg:x="2.27cm" svg:y="16.24cm">
          <text:p text:style-name="P6"><text:span text:style-name="T3">ApplicationComponentFromXMLFil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0.635cm" svg:x="2.27cm" svg:y="16.8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0.635cm" svg:x="2.27cm" svg:y="17.5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8.623cm" fo:margin-left="1.68cm" fo:margin-right="2.18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Tobias Weinzierl</meta:initial-creator>
    <meta:creation-date>2011-11-23T14:11:20</meta:creation-date>
    <dc:date>2011-11-23T14:21:59</dc:date>
    <dc:creator>Tobias Weinzierl</dc:creator>
    <meta:editing-duration>PT10M39S</meta:editing-duration>
    <meta:editing-cycles>6</meta:editing-cycles>
    <meta:generator>LibreOffice/3.3$Unix LibreOffice_project/330m19$Build-401</meta:generator>
    <meta:document-statistic meta:object-count="24"/>
  </office:meta>
</office:document-meta>
</file>